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6635f" officeooo:paragraph-rsid="0006635f"/>
    </style:style>
    <style:style style:name="P2" style:family="paragraph" style:parent-style-name="Standard">
      <style:text-properties style:text-underline-style="none" officeooo:rsid="0006bf96" officeooo:paragraph-rsid="0006bf96"/>
    </style:style>
    <style:style style:name="P3" style:family="paragraph" style:parent-style-name="Standard">
      <style:text-properties style:text-underline-style="none" officeooo:rsid="0009b126" officeooo:paragraph-rsid="0009b126"/>
    </style:style>
    <style:style style:name="P4" style:family="paragraph" style:parent-style-name="Standard">
      <style:text-properties style:text-underline-style="none" officeooo:rsid="000a0690" officeooo:paragraph-rsid="000a0690"/>
    </style:style>
    <style:style style:name="P5" style:family="paragraph" style:parent-style-name="Standard">
      <style:text-properties style:text-underline-style="none" officeooo:rsid="00050311" officeooo:paragraph-rsid="000a0690"/>
    </style:style>
    <style:style style:name="P6" style:family="paragraph" style:parent-style-name="Standard">
      <style:text-properties style:text-underline-style="none" officeooo:rsid="0006635f" officeooo:paragraph-rsid="0006635f"/>
    </style:style>
    <style:style style:name="P7" style:family="paragraph" style:parent-style-name="Standard">
      <style:text-properties style:text-underline-style="none" officeooo:rsid="000aff6c" officeooo:paragraph-rsid="000aff6c"/>
    </style:style>
    <style:style style:name="P8" style:family="paragraph" style:parent-style-name="Standard">
      <style:text-properties officeooo:rsid="0004b1f1" officeooo:paragraph-rsid="0004b1f1"/>
    </style:style>
    <style:style style:name="P9" style:family="paragraph" style:parent-style-name="Standard">
      <style:text-properties officeooo:rsid="0009b126" officeooo:paragraph-rsid="0009b126"/>
    </style:style>
    <style:style style:name="T1" style:family="text">
      <style:text-properties officeooo:rsid="0006635f"/>
    </style:style>
    <style:style style:name="T2" style:family="text">
      <style:text-properties officeooo:rsid="0008478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0690"/>
    </style:style>
    <style:style style:name="T5" style:family="text">
      <style:text-properties officeooo:rsid="000af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T</text:p>
      <text:p text:style-name="P8"/>
      <text:p text:style-name="P9">git clone <text:s/><text:a xlink:type="simple" xlink:href="https://github.com/electrognu/estudiando-python.git" text:style-name="Internet_20_link" text:visited-style-name="Visited_20_Internet_20_Link">https://github.com/electrognu/estudiando-python.git</text:a></text:p>
      <text:p text:style-name="P9"/>
      <text:p text:style-name="P9">git config <text:s text:c="2"/>- - global user.name <text:span text:style-name="T3">meunom</text:span></text:p>
      <text:p text:style-name="P9"/>
      <text:p text:style-name="P9">git config <text:s/>- -global user.email <text:span text:style-name="T3">email@domini.es </text:span></text:p>
      <text:p text:style-name="P9"><text:span text:style-name="T3"/></text:p>
      <text:p text:style-name="P1">git status <text:s text:c="3"/>#et diu com està el seguiment dels fitxers dins el repositori on esteim situats</text:p>
      <text:p text:style-name="P1"/>
      <text:p text:style-name="P4">Cream un fitxer dins <text:span text:style-name="T5">estudiando-python … per exemple test.txt , el modifivam posant el que vulguem i el guardam.</text:span></text:p>
      <text:p text:style-name="P4"/>
      <text:p text:style-name="P7">git add test.txt<text:tab/><text:tab/>#agregam el fitxer test.txt al “stage area”</text:p>
      <text:p text:style-name="P1"/>
      <text:p text:style-name="P7">git status<text:tab/><text:tab/>#Com tenim el seguiment de fitxers.</text:p>
      <text:p text:style-name="P7"/>
      <text:p text:style-name="P2">git commit -m <text:s/>“<text:span text:style-name="T5">Afegim el ficher test.txt</text:span>” <text:s text:c="8"/><text:span text:style-name="T2"># Passes els fitxers a l’area del <text:s/><text:tab/><text:tab/><text:tab/><text:tab/><text:tab/><text:tab/><text:tab/><text:tab/><text:tab/><text:tab/>repositori per compartir </text:span></text:p>
      <text:p text:style-name="P1"/>
      <text:p text:style-name="P1">git log <text:s text:c="2"/><text:span text:style-name="T4">( codi sha )</text:span> <text:s text:c="2"/># Ensenya quins “commits” tens i quins son els seus codis SHA</text:p>
      <text:p text:style-name="P1"/>
      <text:p text:style-name="P1">git checkout <text:s/><text:span text:style-name="T4">( codi sha )</text:span> <text:s text:c="4"/>#<text:span text:style-name="T4">Mou al commit que te el numero sha</text:span></text:p>
      <text:p text:style-name="P1"/>
      <text:p text:style-name="P4">git checkout master<text:tab/><text:tab/># te mou a la branca principal</text:p>
      <text:p text:style-name="P3"><text:s/></text:p>
      <text:p text:style-name="P3"/>
      <text:p text:style-name="P3"/>
      <text:p text:style-name="P4">Altres ---------------</text:p>
      <text:p text:style-name="P4"/>
      <text:p text:style-name="P5">git init <text:s text:c="4"/><text:span text:style-name="T1">#</text:span>per iniciar per primera vegada un repositori * sense prov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08:54.031946056</meta:creation-date>
    <dc:date>2018-01-10T23:55:24.265231044</dc:date>
    <meta:editing-duration>PT57M4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43" meta:character-count="887" meta:non-whitespace-character-count="712"/>
  </office:meta>
</office:document-meta>
</file>